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5.9in" fo:margin-right="0in" fo:text-indent="0.4in" style:auto-text-indent="false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6pt" style:font-size-asian="16pt"/>
    </style:style>
    <style:style style:name="P4" style:family="paragraph" style:parent-style-name="Standard">
      <style:paragraph-properties fo:margin-left="0.4917in" fo:margin-right="0in" fo:text-indent="0.4917in" style:auto-text-indent="false"/>
    </style:style>
    <style:style style:name="P5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<text:database-display text:table-name="" text:table-type="table" text:column-name="Début_période_en_cours">«Début_période_en_cours»</text:database-display></text:span><text:s text:c="6"/><text:span text:style-name="T1"><text:database-display text:table-name="" text:table-type="table" text:column-name="Fin_période_en_cours">«Fin_période_en_cours»</text:database-display></text:span></text:p>
      <text:p text:style-name="Standard"/>
      <text:p text:style-name="Standard"/>
      <text:p text:style-name="Standard"><text:tab/><text:tab/><text:tab/><text:tab/><text:tab/><text:tab/><text:tab/><text:tab/><text:tab/><text:tab/><text:tab/><text:tab/><text:tab/> <text:s text:c="9"/><text:span text:style-name="T1"><text:database-display text:table-name="" text:table-type="table" text:column-name="No_immatriculation">«No_immatriculation»</text:database-display></text:span></text:p>
      <text:p text:style-name="Standard"/>
      <text:p text:style-name="Standard"><text:tab/><text:tab/><text:tab/><text:tab/><text:tab/><text:tab/><text:tab/><text:tab/><text:tab/><text:tab/><text:tab/><text:tab/><text:tab/> <text:s text:c="5"/><text:span text:style-name="T1"><text:database-display text:table-name="" text:table-type="table" text:column-name="No_police">«No_police»</text:database-display></text:span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3"/>
      <text:p text:style-name="P3"/>
      <text:p text:style-name="P4"><text:tab/><text:tab/><text:tab/><text:tab/><text:tab/><text:tab/><text:tab/> <text:span text:style-name="T1"><text:database-display text:table-name="" text:table-type="table" text:column-name="Début_période_en_cours">«Début_période_en_cours»</text:database-display></text:span><text:s text:c="6"/><text:span text:style-name="T1"><text:database-display text:table-name="" text:table-type="table" text:column-name="Fin_période_en_cours">«Fin_période_en_cours»</text:database-display></text:span></text:p>
      <text:p text:style-name="Standard"><text:tab/><text:tab/><text:tab/><text:tab/><text:tab/><text:tab/><text:tab/><text:tab/><text:tab/><text:tab/><text:tab/><text:tab/><text:tab/><text:span text:style-name="T1"><text:database-display text:table-name="" text:table-type="table" text:column-name="No_police">«No_police»</text:database-display></text:span></text:p>
      <text:p text:style-name="P5"/>
      <text:p text:style-name="P5"/>
      <text:p text:style-name="Standard"><text:tab/><text:tab/><text:tab/><text:tab/><text:tab/><text:tab/><text:tab/><text:tab/><text:tab/><text:span text:style-name="T2"><text:database-display text:table-name="" text:table-type="table" text:column-name="No_immatriculation">«No_immatriculation»</text:database-display></text:span><text:tab/><text:tab/> <text:s text:c="6"/><text:span text:style-name="T2"><text:database-display text:table-name="" text:table-type="table" text:column-name="Catégorie_véhicule">«Catégorie_véhicule»</text:database-display></text:span><text:s/>- <text:span text:style-name="T1"><text:database-display text:table-name="" text:table-type="table" text:column-name="Marque">«Marque»</text:database-display></text:span></text:p>
      <text:p text:style-name="P5"/>
      <text:p text:style-name="Standard"><text:tab/><text:tab/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auxiliaire_de_voie">«auxiliaire_de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bai  bel air informatique</dc:creator>
    <dc:date>2006-08-21T15:15:00</dc:date>
    <meta:print-date>2001-08-17T17:46:00</meta:print-date>
    <meta:editing-cycles>123</meta:editing-cycles>
    <meta:editing-duration>PT3H42M</meta:editing-duration>
    <meta:document-statistic meta:table-count="0" meta:image-count="0" meta:object-count="0" meta:page-count="1" meta:paragraph-count="10" meta:word-count="17" meta:character-count="423" meta:non-whitespace-character-count="290"/>
    <meta:generator>LibreOffice/25.8.1.1$Windows_X86_64 LibreOffice_project/54047653041915e595ad4e45cccea684809c77b5</meta:generator>
  </office:meta>
</office:document-meta>
</file>